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/text:p>
      <text:p text:style-name="P1"><text:tab/>UNO_Calibrates_328</text:p>
      <text:p text:style-name="P1"><text:tab/>UNO_programs_328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06:43.233000000</dc:date>
    <meta:editing-duration>PT16M47S</meta:editing-duration>
    <meta:editing-cycles>3</meta:editing-cycles>
    <meta:document-statistic meta:table-count="0" meta:image-count="0" meta:object-count="0" meta:page-count="1" meta:paragraph-count="15" meta:word-count="33" meta:character-count="316" meta:non-whitespace-character-count="264"/>
  </office:meta>
</office:document-meta>
</file>